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c8693" officeooo:paragraph-rsid="001c8693"/>
    </style:style>
    <style:style style:name="P2" style:family="paragraph" style:parent-style-name="Text_20_body">
      <style:text-properties officeooo:rsid="001f7af8" officeooo:paragraph-rsid="001f7af8"/>
    </style:style>
    <style:style style:name="P3" style:family="paragraph" style:parent-style-name="Text_20_body">
      <style:text-properties officeooo:rsid="0020a0e0" officeooo:paragraph-rsid="0020a0e0"/>
    </style:style>
    <style:style style:name="P4" style:family="paragraph" style:parent-style-name="Text_20_body">
      <style:text-properties officeooo:rsid="0020a0e0" officeooo:paragraph-rsid="00211f6e"/>
    </style:style>
    <style:style style:name="P5" style:family="paragraph" style:parent-style-name="Text_20_body">
      <style:text-properties officeooo:rsid="0021b472" officeooo:paragraph-rsid="0021b472"/>
    </style:style>
    <style:style style:name="P6" style:family="paragraph" style:parent-style-name="Text_20_body">
      <style:text-properties officeooo:rsid="002345f7" officeooo:paragraph-rsid="0021b472"/>
    </style:style>
    <style:style style:name="P7" style:family="paragraph" style:parent-style-name="Text_20_body">
      <style:text-properties officeooo:rsid="002345f7" officeooo:paragraph-rsid="002345f7"/>
    </style:style>
    <style:style style:name="P8" style:family="paragraph" style:parent-style-name="Text_20_body">
      <style:text-properties officeooo:rsid="0025c3aa" officeooo:paragraph-rsid="0025c3aa"/>
    </style:style>
    <style:style style:name="P9" style:family="paragraph" style:parent-style-name="Standard">
      <style:paragraph-properties fo:text-align="justify" style:justify-single-word="false"/>
      <style:text-properties officeooo:paragraph-rsid="001c8693"/>
    </style:style>
    <style:style style:name="T1" style:family="text">
      <style:text-properties officeooo:rsid="001daa20"/>
    </style:style>
    <style:style style:name="T2" style:family="text">
      <style:text-properties officeooo:rsid="00211f6e"/>
    </style:style>
    <style:style style:name="T3" style:family="text">
      <style:text-properties officeooo:rsid="0021b472"/>
    </style:style>
    <style:style style:name="T4" style:family="text">
      <style:text-properties officeooo:rsid="002345f7"/>
    </style:style>
    <style:style style:name="T5" style:family="text">
      <style:text-properties officeooo:rsid="0025c3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on Says</text:p>
      <text:p text:style-name="Text_20_body"/>
      <text:h text:style-name="Heading_20_2" text:outline-level="2">Om spelet:</text:h>
      <text:p text:style-name="P9">Simon Says är ett klassiskt spel där en slumpmässig sekvens av fyra olikfärgade knappar med varsitt ljud spelas upp och användarens uppgift är att minnas och spela tillbaka sekvensen igen. Efter en lyckad runda utökas sekvensen för att höja spelets svårighetsgrad. Vid en förlust återställs sekvensen och en ny kan påbörjas.</text:p>
      <text:p text:style-name="P9"/>
      <text:h text:style-name="Heading_20_2" text:outline-level="2">Om SVG:</text:h>
      <text:p text:style-name="P1">Förkortningen SVG står för “Scalable Vector Graphics”. Till skillnad på pixelbaserade metoder att skapa grafik så är fördelen med SVG att man bibehåller all information/kvalitet i bilden hur mycket man än skulle vilja förstora eller förminska den. <text:span text:style-name="T1">Detta pga. att istället för pixlar så använder sig SVG av något som kallas för paths. Paths är siffror och bokstäver som fungerar som ett slags koordinatsystem och ger information om hur webbläsaren skall rita grafiken på skärmen, de beskriver vilken typ av linjer som skall ritas, hur långa de är, vilka kurvor de skall följa etc. Det innebär alltså att SVG-grafik kan ritas upp på vilken skala som helst utan att förlora bildkvalitet, ett perfekt verktyg på en platform som webben där t.ex. olika användare har olika hårdvara.</text:span></text:p>
      <text:p text:style-name="P1"/>
      <text:h text:style-name="Heading_20_2" text:outline-level="2">Hjälpmedel:</text:h>
      <text:p text:style-name="P2">Idén för spelet kom från <text:a xlink:type="simple" xlink:href="https://codepen.io/" text:style-name="Internet_20_link" text:visited-style-name="Visited_20_Internet_20_Link">https://codepen.io/</text:a>. Jag bläddrade igenom lite olika projekt och snubblade över några SimonSays-spel som folk hade skapat med hjälp av jQuery. Jag har själv inga kunskaper inom jQuery men tyckte att konceptet var roligt och ville se om jag skulle lyckas att skapa något liknande med rå JavaScript.</text:p>
      <text:p text:style-name="P2"/>
      <text:p text:style-name="P3">Jag försökte jobba med projektet med så lite utomstående hjälp som möjligt. Detta innebär att jag alltså inte ville titta på andras implementationer(på t.ex. codepen.io) för att maximera mitt egna lärande. Dock har jag inte tvekat att höra av mig till de trevliga människorna på <text:a xlink:type="simple" xlink:href="https://stackoverflow.com/" text:style-name="Internet_20_link" text:visited-style-name="Visited_20_Internet_20_Link">https://stackoverflow.com/</text:a> som faktiskt har hjälpt mig att reda ut ett par missförstånd(specifikt uppspelnings-funktionen).</text:p>
      <text:p text:style-name="P3"/>
      <text:p text:style-name="P4">Förutom det har jag flitigt använt mig av <text:a xlink:type="simple" xlink:href="http://jshint.com/" text:style-name="Internet_20_link" text:visited-style-name="Visited_20_Internet_20_Link">http://jshint.com/</text:a> varje gång jag har stött på något problem i koden jag har skrivit. <text:span text:style-name="T2">HTML- och CSS-koden har också validerats med </text:span><text:a xlink:type="simple" xlink:href="https://validator.w3.org/" text:style-name="Internet_20_link" text:visited-style-name="Visited_20_Internet_20_Link"><text:span text:style-name="T2">https://validator.w3.org</text:span></text:a><text:span text:style-name="T2"> och </text:span><text:a xlink:type="simple" xlink:href="https://jigsaw.w3.org/css-validator/" text:style-name="Internet_20_link" text:visited-style-name="Visited_20_Internet_20_Link"><text:span text:style-name="T2">https://jigsaw.w3.org/css-validator/</text:span></text:a><text:span text:style-name="T2"> </text:span></text:p>
      <text:p text:style-name="P4"/>
      <text:p text:style-name="P4"/>
      <text:h text:style-name="Heading_20_2" text:outline-level="2"><text:soft-page-break/>Buggar/Oförutsedda konsekvenser:</text:h>
      <text:p text:style-name="Text_20_body">Till att börja med så skapade jag den första HTML-sidan med SVG-grafiken utan viewport. Om jag lägger till en viewport nu i efterhand så kollapsar hela min layout. Detta (tror jag, är inte helt säker) har lett till att spelet inte riktigt funkar som det ska på mobila plattformar. Ibland så lyser inte knapparna upp, ibland spelas inte ljudet för respektive knapp, mina setTimeout och setInterval <text:span text:style-name="T3">verkar antigen komma ikapp varandra eller bara sluta fungera. Man kan fortfarande spela spelet, men om det börjar flippa ut så är det klokast att uppdatera sidan igen.</text:span></text:p>
      <text:p text:style-name="Text_20_body"/>
      <text:p text:style-name="P5">Är man för snabb med att trycka på knapparna (även på PC) så kan det vara så att ljudet eller ljuset inte spelas upp. Detta pga. att ljudet och animationerna behöver ett visst antal millisekunder för att starta och stoppa ljudet och/eller animationen. Jag har försökt att göra det lite mer användarvänligt med en timeout innan nästa knapptryckning spelas upp så att spelet får illusionen av att det är mer responsivt än vad det egentligen är <text:span text:style-name="T4">men detta med konsekvensen att det är en liten delay från användarens knapptryckning och när animationen och ljudet spelas upp.</text:span></text:p>
      <text:p text:style-name="P6"/>
      <text:p text:style-name="P8">Spelet funkar i Chrome, Firefox och Edge, dock verkar Internet Explorer inte kunna visa sekvensmätaren eller start-knappen i mitten av spelplanen. Har inte riktigt kollat upp anledningen till detta men antar att det har att göra med Internet Explorers brist på uppdateringar av webbstandarden.</text:p>
      <text:p text:style-name="P6"/>
      <text:p text:style-name="P7">Jag planerade dessutom i början av projektet att implementera flera olika svårighetsgrader. Detta slopade jag för det första pga. tidsbrist och för det andra så kunde jag inte anpassa hastigheterna för mobilanvändning. Detta innebär att om spelaren hade kunnat få välja hastighet så skulle spelet fungera ännu sämre på en telefon. Dock <text:span text:style-name="T5">tror jag att</text:span> man enkelt skulle kunna fixa <text:span text:style-name="T5">det </text:span>med lite experimentation av setInterval och setTime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09:39:33.994000000</meta:creation-date>
    <dc:date>2017-06-14T11:10:28.893000000</dc:date>
    <meta:editing-duration>PT15M19S</meta:editing-duration>
    <meta:editing-cycles>2</meta:editing-cycles>
    <meta:generator>LibreOffice/5.2.3.3$Windows_x86 LibreOffice_project/d54a8868f08a7b39642414cf2c8ef2f228f780cf</meta:generator>
    <meta:document-statistic meta:table-count="0" meta:image-count="0" meta:object-count="0" meta:page-count="2" meta:paragraph-count="14" meta:word-count="630" meta:character-count="3996" meta:non-whitespace-character-count="3379"/>
  </office:meta>
</office:document-meta>
</file>